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language="en" fo:country="US"/>
    </style:style>
    <style:style style:name="P2" style:family="paragraph" style:parent-style-name="Heading_20_4">
      <style:text-properties fo:language="en" fo:country="US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P2" text:outline-level="4">Project name:</text:h>
        <text:p text:style-name="P1">Name the project.</text:p>
        <text:p text:style-name="P1"><text:span text:style-name="T1">Please note</text:span>: The project can not be renamed . In order to provide the project with a new name , it needs to be exported as a project . ( File / Export / Export as / new project )</text:p>
        <text:h text:style-name="P2" text:outline-level="4">Save to folder: </text:h>
        <text:p text:style-name="P1">Choose a folder. Organon will create a folder with the name:</text:p>
        <text:p text:style-name="P1">„&lt;project name&gt;.organon“ </text:p>
        <text:p text:style-name="P1"/>
        <text:p text:style-name="P1">( Linux ) Make sure that you have write permissions for the folder .</text:p>
        <text:h text:style-name="P2" text:outline-level="4">Formatting:</text:h>
        <text:p text:style-name="P1">See next entry: Formatting</text:p>
        <text:h text:style-name="P2" text:outline-level="4">Template:</text:h>
        <text:p text:style-name="P1">Choose a template for the new project from user templates. Only user templates are shown by Organon. To choose a template, the check box has to be checked AND a template has to be chosen.</text:p>
        <text:p text:style-name="P1"/>
        <text:p text:style-name="P1">On creating a user template see:</text:p>
        <text:p text:style-name="P1">OO:</text:p>
        <text:p text:style-name="P1">https://wiki.openoffice.org/wiki/Documentation/OOo3_User_Guides/Getting_Started/Creating_a_template</text:p>
        <text:p text:style-name="P1">LO:</text:p>
        <text:p text:style-name="P1">https://help.libreoffice.org/Writer/Templates_and_Styles</text:p>
        <text:p text:style-name="P1"/>
        <text:p text:style-name="P1">The template will be saved with the project. To change the template afterwards, search for the following file:</text:p>
        <text:p text:style-name="P1">&lt;project folder&gt;/files/odt/template.ott</text:p>
        <text:p text:style-name="P1"/>
        <text:p text:style-name="P1">This file can be edited and saved again. On the next opening of the project, the edited template will be us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9" meta:word-count="168" meta:character-count="1062"/>
    <dc:date>2015-10-21T13:53:17.34</dc:date>
    <meta:editing-duration>P0D</meta:editing-duration>
    <meta:editing-cycles>1</meta:editing-cycles>
    <meta:generator>OpenOffice/4.1.1$Win32 OpenOffice.org_project/411m6$Build-9775</meta:generator>
  </office:meta>
</office:document-meta>
</file>